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solid" draw:fill-color="#99cc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46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ffff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width="0.053cm" svg:stroke-color="#000000" draw:marker-start-width="0.279cm" draw:marker-end="Dimension_20_Lines" draw:marker-end-width="0.279cm" draw:fill-color="#cfe7f5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2.197cm"/>
    </style:style>
    <style:style style:name="gr9" style:family="graphic" style:parent-style-name="standard">
      <style:graphic-properties draw:stroke="none" svg:stroke-color="#000000" draw:fill="solid" draw:fill-color="#eeeeee" fo:min-height="0.733cm"/>
    </style:style>
    <style:style style:name="gr10" style:family="graphic" style:parent-style-name="standard">
      <style:graphic-properties draw:stroke="none" svg:stroke-color="#000000" draw:fill="none" draw:fill-color="#ffffff" fo:min-height="2.209cm"/>
    </style:style>
    <style:style style:name="gr11" style:family="graphic" style:parent-style-name="standard">
      <style:graphic-properties draw:stroke="none" svg:stroke-color="#000000" draw:fill="none" draw:fill-color="#ffffff" fo:min-height="1.106cm"/>
    </style:style>
    <style:style style:name="gr12" style:family="graphic" style:parent-style-name="standard">
      <style:graphic-properties draw:stroke="none" svg:stroke-color="#000000" draw:fill="none" draw:fill-color="#ffffff" fo:min-height="1.27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4.576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666666" fo:font-family="Consolas" style:font-style-name="Italic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 fo:font-family="Consolas" style:font-style-name="Italic" style:font-family-generic="modern" style:font-pitch="fixed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2.508cm" svg:y="8.256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draw:layer="layout" svg:width="1.27cm" svg:height="1.27cm" svg:x="2.508cm" svg:y="12.08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" draw:text-style-name="P3" draw:layer="layout" svg:width="3.175cm" svg:height="1.715cm" svg:x="4.159cm" svg:y="12.258cm">
          <draw:text-box>
            <text:p><text:span text:style-name="T1">Variable</text:span></text:p>
          </draw:text-box>
        </draw:frame>
        <draw:custom-shape draw:style-name="gr4" draw:text-style-name="P4" draw:layer="layout" svg:width="1.905cm" svg:height="1.905cm" svg:x="2.608cm" svg:y="20.527cm">
          <text:p/>
          <draw:enhanced-geometry svg:viewBox="0 0 21600 21600" draw:path-stretchpoint-x="10800" draw:path-stretchpoint-y="11000" draw:text-areas="?f0 ?f0 ?f3 ?f12" draw:mirror-horizontal="false" draw:mirror-vertical="false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3" draw:text-style-name="P3" draw:layer="layout" svg:width="5.207cm" svg:height="1.715cm" svg:x="5.375cm" svg:y="4.943cm">
          <draw:text-box>
            <text:p><text:span text:style-name="T1">Any Token with children</text:span></text:p>
          </draw:text-box>
        </draw:frame>
        <draw:frame draw:style-name="gr3" draw:text-style-name="P3" draw:layer="layout" svg:width="3.81cm" svg:height="1.715cm" svg:x="5.329cm" svg:y="8.891cm">
          <draw:text-box>
            <text:p><text:span text:style-name="T1">Operator</text:span></text:p>
          </draw:text-box>
        </draw:frame>
        <draw:custom-shape draw:style-name="gr5" draw:text-style-name="P4" draw:layer="layout" svg:width="2.54cm" svg:height="2.54cm" svg:x="2.508cm" svg:y="4.63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4" draw:layer="layout" svg:width="1.905cm" svg:height="1.524cm" svg:x="2.608cm" svg:y="23.867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2" draw:layer="layout" svg:width="1.27cm" svg:height="1.27cm" svg:x="2.508cm" svg:y="1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2" draw:layer="layout" svg:width="2.54cm" svg:height="2.54cm" svg:x="2.508cm" svg:y="17.0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text-style-name="P3" draw:layer="layout" svg:width="3.81cm" svg:height="1.715cm" svg:x="5.048cm" svg:y="17.653cm">
          <draw:text-box>
            <text:p><text:span text:style-name="T1">Statement</text:span></text:p>
          </draw:text-box>
        </draw:frame>
        <draw:frame draw:style-name="gr3" draw:text-style-name="P3" draw:layer="layout" svg:width="3.175cm" svg:height="1.715cm" svg:x="4.16cm" svg:y="14.759cm">
          <draw:text-box>
            <text:p><text:span text:style-name="T1">Literal</text:span></text:p>
          </draw:text-box>
        </draw:frame>
        <draw:frame draw:style-name="gr8" draw:text-style-name="P3" draw:layer="layout" svg:width="4.11cm" svg:height="2.447cm" svg:x="4.794cm" svg:y="20.602cm">
          <draw:text-box>
            <text:p><text:span text:style-name="T1">Function Declaration</text:span></text:p>
          </draw:text-box>
        </draw:frame>
        <draw:frame draw:style-name="gr8" draw:text-style-name="P3" draw:layer="layout" svg:width="4.11cm" svg:height="2.447cm" svg:x="4.794cm" svg:y="23.803cm">
          <draw:text-box>
            <text:p><text:span text:style-name="T1">Function Invocation</text:span></text:p>
          </draw:text-box>
        </draw:frame>
        <draw:frame draw:style-name="gr9" draw:text-style-name="P3" draw:layer="layout" svg:width="4.686cm" svg:height="0.983cm" svg:x="10.56cm" svg:y="10.483cm">
          <draw:text-box>
            <text:p><text:span text:style-name="T1">M1, M2, M3 ...</text:span></text:p>
          </draw:text-box>
        </draw:frame>
        <draw:frame draw:style-name="gr10" draw:text-style-name="P3" draw:layer="layout" svg:width="4.618cm" svg:height="2.459cm" svg:x="15.454cm" svg:y="9.794cm">
          <draw:text-box>
            <text:p><text:span text:style-name="T1">Member 1,</text:span></text:p>
            <text:p><text:span text:style-name="T1">Member 2,</text:span></text:p>
            <text:p><text:span text:style-name="T1">Member 3 ...</text:span></text:p>
          </draw:text-box>
        </draw:frame>
        <draw:frame draw:style-name="gr9" draw:text-style-name="P3" draw:layer="layout" svg:width="4.686cm" svg:height="0.983cm" svg:x="10.56cm" svg:y="13.184cm">
          <draw:text-box>
            <text:p><text:span text:style-name="T1">C1, C2, C3 ...</text:span></text:p>
          </draw:text-box>
        </draw:frame>
        <draw:frame draw:style-name="gr10" draw:text-style-name="P3" draw:layer="layout" svg:width="4.618cm" svg:height="2.459cm" svg:x="15.454cm" svg:y="12.595cm">
          <draw:text-box>
            <text:p><text:span text:style-name="T1">Child 1,</text:span></text:p>
            <text:p><text:span text:style-name="T1">Child 2,</text:span></text:p>
            <text:p><text:span text:style-name="T1">Child 3 ...</text:span></text:p>
          </draw:text-box>
        </draw:frame>
        <draw:frame draw:style-name="gr11" draw:text-style-name="P3" xml:id="id4" draw:id="id4" draw:layer="layout" svg:width="1.293cm" svg:height="1.356cm" svg:x="9.948cm" svg:y="18.054cm">
          <draw:text-box>
            <text:p><text:span text:style-name="T1"><text:s/></text:span></text:p>
          </draw:text-box>
        </draw:frame>
        <draw:frame draw:style-name="gr11" draw:text-style-name="P3" xml:id="id3" draw:id="id3" draw:layer="layout" svg:width="1.293cm" svg:height="1.356cm" svg:x="11.507cm" svg:y="16.103cm">
          <draw:text-box>
            <text:p><text:span text:style-name="T1"><text:s/></text:span></text:p>
          </draw:text-box>
        </draw:frame>
        <draw:frame draw:style-name="gr12" draw:text-style-name="P3" draw:layer="layout" svg:width="7.366cm" svg:height="1.524cm" svg:x="13.07cm" svg:y="17.54cm">
          <draw:text-box>
            <text:p><text:span text:style-name="T1">Member Connection</text:span></text:p>
          </draw:text-box>
        </draw:frame>
        <draw:frame draw:style-name="gr11" draw:text-style-name="P3" xml:id="id2" draw:id="id2" draw:layer="layout" svg:width="1.293cm" svg:height="1.356cm" svg:x="9.948cm" svg:y="21.355cm">
          <draw:text-box>
            <text:p><text:span text:style-name="T1"><text:s/></text:span></text:p>
          </draw:text-box>
        </draw:frame>
        <draw:frame draw:style-name="gr11" draw:text-style-name="P3" xml:id="id1" draw:id="id1" draw:layer="layout" svg:width="1.293cm" svg:height="1.356cm" svg:x="11.507cm" svg:y="19.404cm">
          <draw:text-box>
            <text:p><text:span text:style-name="T1"><text:s/></text:span></text:p>
          </draw:text-box>
        </draw:frame>
        <draw:connector draw:style-name="gr13" draw:text-style-name="P4" draw:layer="layout" draw:type="curve" svg:x1="12.153cm" svg:y1="20.76cm" svg:x2="11.241cm" svg:y2="22.033cm" draw:start-shape="id1" draw:start-glue-point="2" draw:end-shape="id2" draw:end-glue-point="1" svg:d="M12153 20760c0 849-304 1273-912 1273">
          <text:p/>
        </draw:connector>
        <draw:frame draw:style-name="gr12" draw:text-style-name="P3" draw:layer="layout" svg:width="7.366cm" svg:height="1.524cm" svg:x="13.07cm" svg:y="20.841cm">
          <draw:text-box>
            <text:p><text:span text:style-name="T1">Child Connection</text:span></text:p>
          </draw:text-box>
        </draw:frame>
        <draw:connector draw:style-name="gr13" draw:text-style-name="P4" draw:layer="layout" draw:type="line" svg:x1="12.153cm" svg:y1="17.459cm" svg:x2="11.241cm" svg:y2="18.732cm" draw:start-shape="id3" draw:start-glue-point="2" draw:end-shape="id4" draw:end-glue-point="1" svg:d="M12153 17459l-912 1273">
          <text:p/>
        </draw:connector>
        <draw:frame draw:style-name="gr14" draw:text-style-name="P5" draw:layer="layout" svg:width="7.874cm" svg:height="4.826cm" svg:x="14.208cm" svg:y="2.005cm">
          <draw:text-box>
            <text:p text:style-name="P5"><text:span text:style-name="T2">Leg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2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19T11:49:48.20</meta:creation-date>
    <dc:date>2019-10-21T09:02:28.35</dc:date>
    <meta:editing-duration>P1DT8H51M9S</meta:editing-duration>
    <meta:editing-cycles>13</meta:editing-cycles>
    <meta:generator>OpenOffice/4.1.3$Win32 OpenOffice.org_project/413m1$Build-9783</meta:generator>
    <meta:document-statistic meta:object-count="27"/>
  </office:meta>
</office:document-meta>
</file>